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crews into other</text:p>
          </table:table-cell>
          <table:table-cell office:value-type="string" calcext:value-type="string">
            <text:p># other</text:p>
          </table:table-cell>
          <table:table-cell office:value-type="string" calcext:value-type="string">
            <text:p># typ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x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[.B2]*[.C2]*[.D2]"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2x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3]*[.C3]*[.D3]" office:value-type="float" office:value="48" calcext:value-type="float">
            <text:p>4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SUM([.E2:.E3])" office:value-type="float" office:value="528" calcext:value-type="float">
            <text:p>5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5:40:15.974366930</meta:creation-date>
    <dc:date>2017-08-26T21:54:16.786717384</dc:date>
    <meta:editing-duration>P2DT1H42M53S</meta:editing-duration>
    <meta:editing-cycles>1</meta:editing-cycles>
    <meta:document-statistic meta:table-count="1" meta:cell-count="16" meta:object-count="0"/>
    <meta:generator>LibreOffice/5.4.0.3$Linux_X86_64 LibreOffice_project/40m0$Build-3</meta:generator>
  </office:meta>
</office:document-meta>
</file>